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officeooo:rsid="001e2ef6" officeooo:paragraph-rsid="001e2ef6"/>
    </style:style>
    <style:style style:name="P2" style:family="paragraph" style:parent-style-name="Text_20_body">
      <style:text-properties fo:language="en" fo:country="US" officeooo:paragraph-rsid="002545db"/>
    </style:style>
    <style:style style:name="P3" style:family="paragraph" style:parent-style-name="Text_20_body">
      <style:text-properties fo:language="en" fo:country="US" officeooo:paragraph-rsid="00212bbb"/>
    </style:style>
    <style:style style:name="P4" style:family="paragraph" style:parent-style-name="Text_20_body">
      <style:text-properties fo:language="en" fo:country="US" officeooo:rsid="0029973e" officeooo:paragraph-rsid="0029973e"/>
    </style:style>
    <style:style style:name="P5" style:family="paragraph" style:parent-style-name="Text_20_body">
      <style:text-properties fo:language="en" fo:country="US" officeooo:rsid="002b884a" officeooo:paragraph-rsid="002b884a"/>
    </style:style>
    <style:style style:name="P6" style:family="paragraph" style:parent-style-name="Text_20_body">
      <style:text-properties style:font-name="FreeSerif" fo:language="en" fo:country="US" style:text-underline-style="none" officeooo:rsid="002545db" officeooo:paragraph-rsid="0025a888"/>
    </style:style>
    <style:style style:name="P7" style:family="paragraph" style:parent-style-name="Text_20_body">
      <style:text-properties style:font-name="FreeSerif" fo:language="en" fo:country="US" style:text-underline-style="none" officeooo:rsid="002863c9" officeooo:paragraph-rsid="002863c9"/>
    </style:style>
    <style:style style:name="P8" style:family="paragraph" style:parent-style-name="Text_20_body">
      <style:text-properties officeooo:paragraph-rsid="002dde2e"/>
    </style:style>
    <style:style style:name="P9" style:family="paragraph" style:parent-style-name="Text_20_body">
      <style:text-properties officeooo:rsid="002f12a2" officeooo:paragraph-rsid="002f12a2"/>
    </style:style>
    <style:style style:name="P10" style:family="paragraph" style:parent-style-name="Text_20_body">
      <style:text-properties officeooo:rsid="002f12a2" officeooo:paragraph-rsid="0032480f"/>
    </style:style>
    <style:style style:name="P11" style:family="paragraph" style:parent-style-name="Text_20_body">
      <style:text-properties officeooo:paragraph-rsid="0032480f"/>
    </style:style>
    <style:style style:name="P12" style:family="paragraph" style:parent-style-name="Text_20_body">
      <style:text-properties officeooo:paragraph-rsid="0033df1b"/>
    </style:style>
    <style:style style:name="P13" style:family="paragraph" style:parent-style-name="Text_20_body">
      <style:text-properties officeooo:rsid="0033df1b" officeooo:paragraph-rsid="0033df1b"/>
    </style:style>
    <style:style style:name="P14" style:family="paragraph" style:parent-style-name="Text_20_body">
      <style:text-properties officeooo:rsid="0035344c" officeooo:paragraph-rsid="0035344c"/>
    </style:style>
    <style:style style:name="P15" style:family="paragraph" style:parent-style-name="Text_20_body">
      <style:text-properties officeooo:paragraph-rsid="0035a51b"/>
    </style:style>
    <style:style style:name="P16" style:family="paragraph" style:parent-style-name="Heading_20_1">
      <style:text-properties fo:language="en" fo:country="US"/>
    </style:style>
    <style:style style:name="P17" style:family="paragraph" style:parent-style-name="Heading_20_2">
      <style:text-properties fo:language="en" fo:country="US" officeooo:rsid="002405a3" officeooo:paragraph-rsid="002405a3"/>
    </style:style>
    <style:style style:name="P18" style:family="paragraph" style:parent-style-name="Heading_20_3">
      <style:text-properties style:font-name="FreeSans" fo:font-size="12pt" fo:language="en" fo:country="US" fo:font-weight="bold" officeooo:rsid="001e2ef6" officeooo:paragraph-rsid="00271602" style:font-name-asian="Noto Sans CJK SC" style:font-size-asian="12pt" style:font-weight-asian="bold" style:font-name-complex="Droid Sans Devanagari" style:font-size-complex="12pt" style:font-weight-complex="bold"/>
    </style:style>
    <style:style style:name="P19" style:family="paragraph" style:parent-style-name="Heading_20_3">
      <style:text-properties fo:language="en" fo:country="US"/>
    </style:style>
    <style:style style:name="P20" style:family="paragraph" style:parent-style-name="Heading_20_3">
      <style:text-properties officeooo:rsid="002eaa36" officeooo:paragraph-rsid="002eaa36"/>
    </style:style>
    <style:style style:name="P21" style:family="paragraph" style:parent-style-name="Heading_20_3">
      <style:text-properties officeooo:rsid="002eaa36" officeooo:paragraph-rsid="0033df1b"/>
    </style:style>
    <style:style style:name="P22" style:family="paragraph" style:parent-style-name="Heading_20_3">
      <style:text-properties officeooo:rsid="00390890" officeooo:paragraph-rsid="00390890"/>
    </style:style>
    <style:style style:name="P23" style:family="paragraph" style:parent-style-name="Text_20_body">
      <style:text-properties officeooo:paragraph-rsid="0035a51b"/>
    </style:style>
    <style:style style:name="P24" style:family="paragraph" style:parent-style-name="Text_20_body">
      <style:text-properties officeooo:paragraph-rsid="00390890"/>
    </style:style>
    <style:style style:name="T1" style:family="text">
      <style:text-properties officeooo:rsid="00212bbb"/>
    </style:style>
    <style:style style:name="T2" style:family="text">
      <style:text-properties style:text-underline-style="none" officeooo:rsid="00218d5b"/>
    </style:style>
    <style:style style:name="T3" style:family="text">
      <style:text-properties officeooo:rsid="002545db"/>
    </style:style>
    <style:style style:name="T4" style:family="text">
      <style:text-properties officeooo:rsid="0025a888"/>
    </style:style>
    <style:style style:name="T5" style:family="text">
      <style:text-properties officeooo:rsid="00271602"/>
    </style:style>
    <style:style style:name="T6" style:family="text">
      <style:text-properties officeooo:rsid="002734ef"/>
    </style:style>
    <style:style style:name="T7" style:family="text">
      <style:text-properties officeooo:rsid="002d0b35"/>
    </style:style>
    <style:style style:name="T8" style:family="text">
      <style:text-properties fo:language="en" fo:country="US" officeooo:rsid="002dde2e"/>
    </style:style>
    <style:style style:name="T9" style:family="text">
      <style:text-properties fo:language="en" fo:country="US" officeooo:rsid="0033df1b"/>
    </style:style>
    <style:style style:name="T10" style:family="text">
      <style:text-properties style:font-name="FreeSerif" fo:language="en" fo:country="US" style:text-underline-style="none" officeooo:rsid="002dde2e"/>
    </style:style>
    <style:style style:name="T11" style:family="text">
      <style:text-properties style:font-name="FreeSerif" fo:language="en" fo:country="US" style:text-underline-style="none" officeooo:rsid="002e9d77"/>
    </style:style>
    <style:style style:name="T12" style:family="text">
      <style:text-properties style:font-name="FreeSerif" fo:language="en" fo:country="US" style:text-underline-style="none" officeooo:rsid="0033df1b"/>
    </style:style>
    <style:style style:name="T13" style:family="text">
      <style:text-properties style:font-name="FreeSerif" style:text-underline-style="none" officeooo:rsid="0030e77f"/>
    </style:style>
    <style:style style:name="T14" style:family="text">
      <style:text-properties style:font-name="FreeSerif" style:text-underline-style="none" officeooo:rsid="0032480f"/>
    </style:style>
    <style:style style:name="T15" style:family="text">
      <style:text-properties style:font-name="FreeSerif" fo:font-style="normal" style:text-underline-style="none" fo:font-weight="normal" officeooo:rsid="0035a51b" style:font-style-asian="normal" style:font-weight-asian="normal" style:font-style-complex="normal" style:font-weight-complex="normal"/>
    </style:style>
    <style:style style:name="T16" style:family="text">
      <style:text-properties officeooo:rsid="002f12a2"/>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officeooo:rsid="00390890"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35a51b" style:font-style-asian="normal" style:font-weight-asian="normal" style:font-style-complex="normal" style:font-weight-complex="normal"/>
    </style:style>
    <style:style style:name="T21" style:family="text">
      <style:text-properties fo:font-style="normal" fo:font-weight="normal" officeooo:rsid="00370b6d" style:font-style-asian="normal" style:font-weight-asian="normal" style:font-style-complex="normal" style:font-weight-complex="normal"/>
    </style:style>
    <style:style style:name="T22" style:family="text">
      <style:text-properties fo:font-style="normal" officeooo:rsid="00390890" style:font-style-asian="normal" style:font-style-complex="normal"/>
    </style:style>
    <style:style style:name="T23" style:family="text">
      <style:text-properties officeooo:rsid="003908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Individual reflection</text:h>
      <text:h text:style-name="P17" text:outline-level="2">Viktor Rosvall</text:h>
      <text:p text:style-name="P12"><text:span text:style-name="T9">The sprint counter </text:span><text:span text:style-name="T12">is </text:span><text:span text:style-name="T9">increased after each client meeting with Anders. </text:span></text:p>
      <text:h text:style-name="P18" text:outline-level="3">S<text:span text:style-name="T5">print 0</text:span></text:h>
      <text:p text:style-name="P2">I introduced the Git workflow called Feature Branching and wrote instructions in readme files <text:span text:style-name="T3">for the other group members to follow</text:span>. I also created a pre-push git hook that will <text:span text:style-name="T6">enforce</text:span> a no-master-push policy. The hook will stop all pushes to the master branch and provide hints on how to create a feature branch and push code on there. <text:span text:style-name="T4">I also helped with organizing and creating the Github repositories. </text:span></text:p>
      <text:p text:style-name="P6">I <text:span text:style-name="T4">recommended that we use Android API level 5.0 to enable native SVG support if we wanted to use vector graphics in the future. </text:span></text:p>
      <text:p text:style-name="P7">I created and managed the project Trello scrumboards for Android, website and requirement specification. I also wrote user-stories and requirements in Trello. Furthermore I created a shared Google Calendar and helped plan our meetings and working hours. </text:p>
      <text:p text:style-name="P7">I provided feedback and tested early design mockups of the project website and Android application. </text:p>
      <text:h text:style-name="P19" text:outline-level="3">Sprint 1</text:h>
      <text:p text:style-name="P3"><text:span text:style-name="T1">I participated in planning the database relationship tables and entities. I also participated in planning the workflow of the Android app. I helped organize</text:span><text:span text:style-name="T2"> the git repositories. </text:span><text:span text:style-name="T1"><text:s/></text:span></text:p>
      <text:p text:style-name="P4">I wrote summar<text:span text:style-name="T7">y extensive summary </text:span>about <text:span text:style-name="T7">the </text:span>Factory <text:span text:style-name="T7">Method </text:span>Pattern. <text:span text:style-name="T7">The summary included a problem definition and when it’s applicable to use. It also included an extensive scenario and example code on common mistakes and how to apply the Factory Pattern to solve them. </text:span></text:p>
      <text:p text:style-name="P5"><text:span text:style-name="T7">I h</text:span>elped organize the report and lab structure in Github the repositories and helped organize how they should be written. Added instructions in the Github readme on how to enable Code Highlighting in LibreOffice. </text:p>
      <text:p text:style-name="P8"><text:span text:style-name="T8">I helped research </text:span><text:span text:style-name="T10">how the </text:span><text:span text:style-name="T8">code architecture of the application should </text:span><text:span text:style-name="T10">be i</text:span><text:span text:style-name="T11">mplemented</text:span><text:span text:style-name="T10">. We also started </text:span><text:span text:style-name="T11">on </text:span><text:span text:style-name="T10">breaking down individual app activities into smaller fragments and components. I implemented the front-end of the kitchen activity, building it from smaller fragments that will also later be used in the waiter activity. </text:span></text:p>
      <text:h text:style-name="P20" text:outline-level="3">Sprint 2</text:h>
      <text:p text:style-name="P9">I attended a retrospective with Lisa Sällvin, where we discussed what went good, what could be better, personal achievements and suggestions for improvements. I’m glad I got a few shout-out as the dedicated Git person. </text:p>
      <text:p text:style-name="P10"><text:soft-page-break/>On the programming side of things, I implemented the Bong list fragment and bong list fragments items. I also helped with how navigation works in nested fragments. I also implemented the waiter table overview fragment, made up of 7 button fragments with text such as available seats and time left, and with icons. I also helped with finishing the front-end of the order navigation bar. </text:p>
      <text:p text:style-name="P11"><text:span text:style-name="T16">Finally I wrote comprehensive comments </text:span><text:span text:style-name="T13">i</text:span><text:span text:style-name="T14">n </text:span><text:span text:style-name="T16">all Java files with details on where a Java file is used, that classes the current file use and the locations in the GUI. The comments uses java-doc links to be able to navigate to references classes. </text:span></text:p>
      <text:h text:style-name="P21" text:outline-level="3">Sprint 3</text:h>
      <text:p text:style-name="P13">In discussion with Martin, we realized that we have misunderstood the use of Android Fragments. I began rewriting the BongItemFragment into a BongItemView. I also implemented a dummy repository for fetching dummy items locally. This repository can later be extended to fetch items from a database. <text:s/>By using this repository I was able to make the BongItemView dynamically populate itself with ordered items. </text:p>
      <text:p text:style-name="P14">After many hours of debugging and discussions with Martin I noticed that the XML inflator didn’t include the attribute <text:span text:style-name="T17">orientation</text:span><text:span text:style-name="T19"> which meant that all newly added Views to the LinearLayout container that the BongList extended would appear horizontally instead of vertically. After fixing this issue, I was able to make the KitchenActivity fully dynamic as it can now create BongLists and populate the BongLists with BongItems. </text:span></text:p>
      <text:p text:style-name="P15"><text:span text:style-name="T20">In order the make the KitchenActivity even more dynamic, I created a new container class called KitchenBongContainer that included both BongList and BongListHeader, and moved the responsibility of populate BongLists into the </text:span><text:span text:style-name="T15">KitchenBongContainer class</text:span><text:span text:style-name="T20">. The KitchenActivtiy is now only responsible for creating these containers, while the container is responsible for populating itself with items.</text:span></text:p>
      <text:p text:style-name="P15"><text:span text:style-name="T20">Finally the </text:span><text:span text:style-name="T15">Kitchen</text:span><text:span text:style-name="T20">BongContainer was made using CardViews to make them look pretty and elevated. These </text:span><text:span text:style-name="T15">Kitchen</text:span><text:span text:style-name="T20">BongContainer were then added into a </text:span><text:span text:style-name="T21">FlexBox which will wrap items to a new line if they can’t fit. And finally the KitchenActivity root component was changed to a </text:span><text:span text:style-name="T20">ScrollView to make the entire KitchenActivity scrollable. </text:span></text:p>
      <text:h text:style-name="P22" text:outline-level="3">Sprint 4</text:h>
      <text:p text:style-name="P24"><text:span text:style-name="T23">I started this sprint by implementing Retrofit, which turns your HTTP API into a Java interface. On my first day I was only able to finish the GET methods for </text:span><text:span text:style-name="T18">food, drinks, orders, restaurant tables, reservations </text:span><text:span text:style-name="T22">and </text:span><text:span text:style-name="T18">order rows</text:span><text:span text:style-name="T22">. The new Java interface returns object representations of these SQL tables as Observables, which will enable use to observe database changes and in real-time update the UI to reflect those changes. <text: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reeSerif" fo:font-family="FreeSerif" style:font-family-generic="roman" style:text-underline-style="none" officeooo:rsid="001e2ef6"/>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reeSans" fo:font-family="FreeSans" style:font-family-generic="swiss" fo:font-size="22pt" fo:font-weight="bold" officeooo:rsid="001e2ef6" style:font-size-asian="22pt" style:font-weight-asian="bold" style:font-size-complex="2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officeooo:rsid="001e2ef6" style:font-name-asian="Noto Sans CJK SC" style:font-family-asian="'Noto Sans CJK SC'" style:font-family-generic-asian="system" style:font-pitch-asian="variable" style:font-size-asian="12.25pt" style:font-weight-asian="bold" style:font-name-complex="Droid Sans Devanagari" style:font-family-complex="'Droid Sans Devanagari'"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style:font-size-asian="12pt" style:font-weight-asian="bold"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e2ef6" officeooo:paragraph-rsid="001e2ef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0T15:23:31.200627817</meta:creation-date>
    <dc:date>2020-03-02T14:53:07.323132669</dc:date>
    <meta:editing-duration>PT1H34M36S</meta:editing-duration>
    <meta:editing-cycles>18</meta:editing-cycles>
    <meta:generator>LibreOffice/6.3.5.2$Linux_X86_64 LibreOffice_project/30$Build-2</meta:generator>
    <meta:document-statistic meta:table-count="0" meta:image-count="0" meta:object-count="0" meta:page-count="2" meta:paragraph-count="24" meta:word-count="772" meta:character-count="4861" meta:non-whitespace-character-count="4094"/>
  </office:meta>
</office:document-meta>
</file>